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9.288cm" fo:margin-left="-0.783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4.789cm"/>
    </style:style>
    <style:style style:name="Tabla1.D" style:family="table-column">
      <style:table-column-properties style:column-width="3.096cm"/>
    </style:style>
    <style:style style:name="Tabla1.E" style:family="table-column">
      <style:table-column-properties style:column-width="3.307cm"/>
    </style:style>
    <style:style style:name="Tabla1.F" style:family="table-column">
      <style:table-column-properties style:column-width="3.784cm"/>
    </style:style>
    <style:style style:name="Tabla1.1" style:family="table-row">
      <style:table-row-properties style:min-row-height="0.79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2" style:family="table-row">
      <style:table-row-properties style:min-row-height="1.323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2.937cm" style:rel-column-width="11322*"/>
    </style:style>
    <style:style style:name="Tabla2.B" style:family="table-column">
      <style:table-column-properties style:column-width="14.063cm" style:rel-column-width="54212*"/>
    </style:style>
    <style:style style:name="Tab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l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l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l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la2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2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P1" style:family="paragraph" style:parent-style-name="Default">
      <style:text-properties fo:font-size="13pt" style:font-size-asian="13pt" style:font-size-complex="13pt"/>
    </style:style>
    <style:style style:name="P2" style:family="paragraph" style:parent-style-name="Default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Default">
      <style:paragraph-properties fo:text-align="start" style:justify-single-word="false"/>
      <style:text-properties style:text-line-through-style="none" style:text-line-through-type="none" fo:font-size="13pt" style:text-underline-style="none" fo:font-weight="bold" style:font-size-asian="13pt" style:font-weight-asian="bold" style:font-size-complex="13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3pt" fo:font-weight="bold" officeooo:rsid="000fcf4d" officeooo:paragraph-rsid="000fcf4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3pt" officeooo:rsid="000fcf4d" officeooo:paragraph-rsid="000fcf4d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3pt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3pt" officeooo:rsid="001a5885" officeooo:paragraph-rsid="001a5885" style:font-size-asian="13pt" style:font-size-complex="13pt"/>
    </style:style>
    <style:style style:name="P8" style:family="paragraph" style:parent-style-name="Default">
      <style:paragraph-properties fo:text-align="start" style:justify-single-word="false"/>
      <style:text-properties style:text-line-through-style="none" style:text-line-through-type="none" fo:font-size="13pt" style:text-underline-style="none" fo:font-weight="bold" officeooo:paragraph-rsid="000fcf4d" style:font-size-asian="13pt" style:font-weight-asian="bold" style:font-size-complex="13pt"/>
    </style:style>
    <style:style style:name="P9" style:family="paragraph" style:parent-style-name="Default" style:master-page-name="">
      <style:paragraph-properties style:page-number="auto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Table_20_Heading">
      <style:paragraph-properties fo:margin-left="0cm" fo:margin-right="0cm" fo:text-indent="0cm" style:auto-text-indent="false"/>
      <style:text-properties style:font-name="Courier New" fo:font-size="13pt" style:font-size-asian="13pt" style:font-size-complex="13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Courier New" fo:font-size="13pt" style:font-size-asian="13pt" style:font-size-complex="13pt"/>
    </style:style>
    <style:style style:name="P13" style:family="paragraph" style:parent-style-name="Table_20_Contents">
      <style:text-properties style:font-name="Courier New" fo:font-size="13pt" style:font-size-asian="13pt" style:font-size-complex="13pt"/>
    </style:style>
    <style:style style:name="P14" style:family="paragraph" style:parent-style-name="Text_20_body" style:list-style-name="L1">
      <style:paragraph-properties fo:margin-top="0.005cm" fo:margin-bottom="0cm" style:contextual-spacing="false" fo:text-align="start" style:justify-single-word="false"/>
    </style:style>
    <style:style style:name="P15" style:family="paragraph" style:parent-style-name="Text_20_body" style:list-style-name="L1">
      <style:paragraph-properties fo:margin-top="0.005cm" fo:margin-bottom="0cm" style:contextual-spacing="false"/>
      <style:text-properties fo:color="#000000" loext:opacity="100%" style:font-name="Courier New1" fo:font-size="13pt" style:font-size-asian="13pt" style:font-size-complex="13pt"/>
    </style:style>
    <style:style style:name="P16" style:family="paragraph" style:parent-style-name="Text_20_body" style:list-style-name="L1" style:master-page-name="">
      <loext:graphic-properties draw:fill="none"/>
      <style:paragraph-properties fo:margin-left="1.3cm" fo:margin-right="0cm" fo:margin-top="0.005cm" fo:margin-bottom="0cm" style:contextual-spacing="false" fo:line-height="115%" fo:text-indent="-0.6cm" style:auto-text-indent="false" style:page-number="auto" fo:background-color="transparent"/>
      <style:text-properties fo:color="#000000" loext:opacity="100%" style:font-name="Courier New1" fo:font-size="13pt" style:font-size-asian="13pt" style:font-size-complex="13pt"/>
    </style:style>
    <style:style style:name="P17" style:family="paragraph" style:parent-style-name="Text_20_body" style:list-style-name="L1">
      <style:paragraph-properties fo:margin-top="0.005cm" fo:margin-bottom="0cm" style:contextual-spacing="false"/>
    </style:style>
    <style:style style:name="P18" style:family="paragraph" style:parent-style-name="Text_20_body" style:list-style-name="L1">
      <style:paragraph-properties fo:margin-top="0.005cm" fo:margin-bottom="0.499cm" style:contextual-spacing="false"/>
    </style:style>
    <style:style style:name="P19" style:family="paragraph" style:parent-style-name="Default">
      <style:paragraph-properties fo:margin-top="0.005cm" fo:margin-bottom="0cm" style:contextual-spacing="false"/>
      <style:text-properties fo:font-size="13pt" style:font-size-asian="13pt" style:font-size-complex="13pt"/>
    </style:style>
    <style:style style:name="P20" style:family="paragraph" style:parent-style-name="Default">
      <style:paragraph-properties fo:margin-top="0.005cm" fo:margin-bottom="0cm" style:contextual-spacing="false" fo:text-align="start" style:justify-single-word="false"/>
      <style:text-properties style:text-line-through-style="none" style:text-line-through-type="none" fo:font-size="13pt" style:text-underline-style="none" fo:font-weight="normal" style:font-size-asian="13pt" style:font-weight-asian="normal" style:font-size-complex="13pt"/>
    </style:style>
    <style:style style:name="P21" style:family="paragraph" style:parent-style-name="Default">
      <style:paragraph-properties fo:margin-top="0.005cm" fo:margin-bottom="0cm" style:contextual-spacing="false" fo:text-align="start" style:justify-single-word="false"/>
      <style:text-properties style:text-line-through-style="none" style:text-line-through-type="none" fo:font-size="13pt" style:text-underline-style="none" fo:font-weight="bold" style:font-size-asian="13pt" style:font-weight-asian="bold" style:font-size-complex="13pt" style:font-weight-complex="bold"/>
    </style:style>
    <style:style style:name="P22" style:family="paragraph" style:parent-style-name="Default">
      <style:paragraph-properties fo:margin-top="0.005cm" fo:margin-bottom="0cm" style:contextual-spacing="false" fo:text-align="start" style:justify-single-word="false"/>
      <style:text-properties fo:font-size="13pt" officeooo:paragraph-rsid="0010fae1" style:font-size-asian="13pt" style:font-size-complex="13pt"/>
    </style:style>
    <style:style style:name="P23" style:family="paragraph" style:parent-style-name="Default">
      <style:paragraph-properties fo:margin-top="0.005cm" fo:margin-bottom="0cm" style:contextual-spacing="false" fo:text-align="start" style:justify-single-word="false"/>
      <style:text-properties style:text-line-through-style="none" style:text-line-through-type="none" fo:font-size="13pt" style:text-underline-style="none" fo:font-weight="normal" officeooo:paragraph-rsid="0010fae1" style:font-size-asian="13pt" style:font-weight-asian="normal" style:font-size-complex="13pt"/>
    </style:style>
    <style:style style:name="P24" style:family="paragraph" style:parent-style-name="Default">
      <style:paragraph-properties fo:margin-top="0.005cm" fo:margin-bottom="0cm" style:contextual-spacing="false" fo:text-align="start" style:justify-single-word="false"/>
      <style:text-properties fo:font-size="13pt" style:font-size-asian="13pt" style:font-size-complex="13pt"/>
    </style:style>
    <style:style style:name="P25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paragraph-rsid="000fcf4d" style:font-size-asian="13pt" style:font-weight-asian="normal" style:font-size-complex="13pt"/>
    </style:style>
    <style:style style:name="P26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bold" officeooo:paragraph-rsid="000fcf4d" style:font-size-asian="13pt" style:font-weight-asian="bold" style:font-size-complex="13pt"/>
    </style:style>
    <style:style style:name="P27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bold" officeooo:rsid="0010fae1" officeooo:paragraph-rsid="0010fae1" style:font-size-asian="13pt" style:font-weight-asian="bold" style:font-size-complex="13pt" style:font-weight-complex="bold"/>
    </style:style>
    <style:style style:name="P28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3fce0"/>
    </style:style>
    <style:style style:name="P29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13fce0" officeooo:paragraph-rsid="0013fce0" style:font-size-asian="13pt" style:font-weight-asian="normal" style:font-size-complex="13pt" style:font-weight-complex="normal"/>
    </style:style>
    <style:style style:name="P30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19e04f" officeooo:paragraph-rsid="0019e04f" style:font-size-asian="13pt" style:font-weight-asian="normal" style:font-size-complex="13pt" style:font-weight-complex="normal"/>
    </style:style>
    <style:style style:name="P31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bold" officeooo:rsid="0019e04f" officeooo:paragraph-rsid="0019e04f" style:font-size-asian="13pt" style:font-weight-asian="bold" style:font-size-complex="13pt" style:font-weight-complex="bold"/>
    </style:style>
    <style:style style:name="P32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19e04f" officeooo:paragraph-rsid="00234c11" style:font-size-asian="13pt" style:font-weight-asian="normal" style:font-size-complex="13pt" style:font-weight-complex="normal"/>
    </style:style>
    <style:style style:name="P33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1a5885" officeooo:paragraph-rsid="001a5885" style:font-size-asian="13pt" style:font-weight-asian="normal" style:font-size-complex="13pt" style:font-weight-complex="normal"/>
    </style:style>
    <style:style style:name="P34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bold" officeooo:paragraph-rsid="0010fae1" style:font-size-asian="13pt" style:font-weight-asian="bold" style:font-size-complex="13pt"/>
    </style:style>
    <style:style style:name="P35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10fae1" officeooo:paragraph-rsid="001c50ca" style:font-size-asian="13pt" style:font-weight-asian="normal" style:font-size-complex="13pt" style:font-weight-complex="normal"/>
    </style:style>
    <style:style style:name="P36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10fae1" officeooo:paragraph-rsid="0010fae1" style:font-size-asian="13pt" style:font-weight-asian="normal" style:font-size-complex="13pt" style:font-weight-complex="normal"/>
    </style:style>
    <style:style style:name="P37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bold" officeooo:rsid="001218a0" officeooo:paragraph-rsid="001218a0" style:font-size-asian="13pt" style:font-weight-asian="bold" style:font-size-complex="13pt" style:font-weight-complex="bold"/>
    </style:style>
    <style:style style:name="P38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bold" officeooo:paragraph-rsid="001218a0" style:font-size-asian="13pt" style:font-weight-asian="bold" style:font-size-complex="13pt"/>
    </style:style>
    <style:style style:name="P39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10fae1" officeooo:paragraph-rsid="00156b19" style:font-size-asian="13pt" style:font-weight-asian="normal" style:font-size-complex="13pt" style:font-weight-complex="normal"/>
    </style:style>
    <style:style style:name="P40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156b19" officeooo:paragraph-rsid="00156b19" style:font-size-asian="13pt" style:font-weight-asian="normal" style:font-size-complex="13pt" style:font-weight-complex="normal"/>
    </style:style>
    <style:style style:name="P41" style:family="paragraph" style:parent-style-name="Default">
      <style:paragraph-properties fo:margin-top="0.005cm" fo:margin-bottom="0cm" style:contextual-spacing="false" fo:text-align="start" style:justify-single-word="false"/>
      <style:text-properties style:text-line-through-style="none" style:text-line-through-type="none" fo:font-size="13pt" style:text-underline-style="none" fo:font-weight="bold" officeooo:paragraph-rsid="001c50ca" style:font-size-asian="13pt" style:font-weight-asian="bold" style:font-size-complex="13pt"/>
    </style:style>
    <style:style style:name="P42" style:family="paragraph" style:parent-style-name="Default">
      <style:paragraph-properties fo:margin-top="0.005cm" fo:margin-bottom="0cm" style:contextual-spacing="false" fo:text-align="start" style:justify-single-word="false"/>
      <style:text-properties fo:font-size="13pt" officeooo:paragraph-rsid="001c50ca" style:font-size-asian="13pt" style:font-size-complex="13pt"/>
    </style:style>
    <style:style style:name="P43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245145" officeooo:paragraph-rsid="00245145" style:font-size-asian="13pt" style:font-weight-asian="normal" style:font-size-complex="13pt" style:font-weight-complex="normal"/>
    </style:style>
    <style:style style:name="P44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bold" officeooo:rsid="001218a0" officeooo:paragraph-rsid="001218a0" style:font-size-asian="13pt" style:font-weight-asian="bold" style:font-size-complex="13pt"/>
    </style:style>
    <style:style style:name="P45" style:family="paragraph" style:parent-style-name="Default">
      <style:paragraph-properties fo:margin-top="0.005cm" fo:margin-bottom="0cm" style:contextual-spacing="false" fo:text-align="start" style:justify-single-word="false"/>
      <style:text-properties style:text-line-through-style="none" style:text-line-through-type="none" fo:font-size="13pt" style:text-underline-style="none" fo:font-weight="normal" officeooo:paragraph-rsid="0017fb90" style:font-size-asian="13pt" style:font-weight-asian="normal" style:font-size-complex="13pt"/>
    </style:style>
    <style:style style:name="P46" style:family="paragraph" style:parent-style-name="Defaul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fo:font-size="13pt" style:text-underline-style="none" fo:font-weight="normal" officeooo:rsid="0017fb90" officeooo:paragraph-rsid="0018f307" style:font-size-asian="13pt" style:font-weight-asian="normal" style:font-size-complex="13pt" style:font-weight-complex="normal"/>
    </style:style>
    <style:style style:name="P47" style:family="paragraph" style:parent-style-name="Default">
      <style:paragraph-properties fo:margin-top="0.005cm" fo:margin-bottom="0cm" style:contextual-spacing="false" fo:text-align="start" style:justify-single-word="false"/>
      <style:text-properties style:text-line-through-style="none" style:text-line-through-type="none" style:text-position="sub 58%" fo:font-size="13pt" style:text-underline-style="none" fo:font-weight="normal" officeooo:rsid="001ed7ca" officeooo:paragraph-rsid="00245145" style:font-size-asian="13pt" style:font-weight-asian="normal" style:font-size-complex="13pt" style:font-weight-complex="normal"/>
    </style:style>
    <style:style style:name="P48" style:family="paragraph" style:parent-style-name="Default">
      <style:paragraph-properties fo:margin-top="0.005cm" fo:margin-bottom="0cm" style:contextual-spacing="false" fo:text-align="start" style:justify-single-word="false"/>
      <style:text-properties style:text-line-through-style="none" style:text-line-through-type="none" fo:font-size="16pt" style:text-underline-style="none" fo:font-weight="normal" officeooo:rsid="001ed7ca" officeooo:paragraph-rsid="00245145" style:font-size-asian="16pt" style:font-weight-asian="normal" style:font-size-complex="16pt" style:font-weight-complex="normal"/>
    </style:style>
    <style:style style:name="P49" style:family="paragraph" style:parent-style-name="Default">
      <style:paragraph-properties fo:margin-top="0.005cm" fo:margin-bottom="0cm" style:contextual-spacing="false" fo:text-align="start" style:justify-single-word="false"/>
      <style:text-properties style:text-line-through-style="none" style:text-line-through-type="none" fo:font-size="13pt" style:text-underline-style="none" fo:font-weight="normal" officeooo:rsid="001ddec6" officeooo:paragraph-rsid="001ddec6" style:font-size-asian="13pt" style:font-weight-asian="normal" style:font-size-complex="13pt" style:font-weight-complex="normal"/>
    </style:style>
    <style:style style:name="T1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" style:family="text">
      <style:text-properties fo:font-weight="bold" style:font-weight-asian="bold"/>
    </style:style>
    <style:style style:name="T3" style:family="text">
      <style:text-properties style:text-line-through-style="none" style:text-line-through-type="none" style:text-underline-style="none" fo:font-weight="bold" style:font-weight-asian="bold"/>
    </style:style>
    <style:style style:name="T4" style:family="text">
      <style:text-properties style:text-line-through-style="none" style:text-line-through-type="none" style:text-underline-style="none" fo:font-weight="normal" style:font-weight-asian="normal"/>
    </style:style>
    <style:style style:name="T5" style:family="text">
      <style:text-properties officeooo:rsid="001a5885"/>
    </style:style>
    <style:style style:name="T6" style:family="text">
      <style:text-properties fo:font-variant="normal" fo:text-transform="none" fo:color="#1d2125" loext:opacity="100%" fo:letter-spacing="normal" fo:font-style="normal" fo:font-weight="normal"/>
    </style:style>
    <style:style style:name="T7" style:family="text">
      <style:text-properties style:text-line-through-style="none" style:text-line-through-type="none" fo:font-size="11.5pt" style:text-underline-style="none" style:font-size-asian="11.5pt"/>
    </style:style>
    <style:style style:name="T8" style:family="text">
      <style:text-properties fo:color="#000000" loext:opacity="100%" style:text-line-through-style="none" style:text-line-through-type="none" style:font-name="Courier New1" fo:font-size="13pt" style:text-underline-style="none" style:font-size-asian="13pt" style:font-size-complex="13pt"/>
    </style:style>
    <style:style style:name="T9" style:family="text">
      <style:text-properties fo:color="#000000" loext:opacity="100%" style:font-name="Courier New1" fo:font-size="13pt" style:font-size-asian="13pt" style:font-size-complex="13pt"/>
    </style:style>
    <style:style style:name="T10" style:family="text">
      <style:text-properties fo:font-weight="bold" officeooo:rsid="0019e04f" style:font-weight-asian="bold"/>
    </style:style>
    <style:style style:name="T11" style:family="text">
      <style:text-properties style:text-line-through-style="none" style:text-line-through-type="none" style:text-underline-style="none"/>
    </style:style>
    <style:style style:name="T12" style:family="text">
      <style:text-properties officeooo:rsid="0019e04f"/>
    </style:style>
    <style:style style:name="T13" style:family="text">
      <style:text-properties style:text-line-through-style="none" style:text-line-through-type="none" style:text-underline-style="none" fo:font-weight="normal" officeooo:rsid="0019e04f" style:font-weight-asian="normal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officeooo:rsid="0019e04f" style:font-weight-asian="normal"/>
    </style:style>
    <style:style style:name="T16" style:family="text">
      <style:text-properties style:text-line-through-style="none" style:text-line-through-type="none" fo:font-size="11.5pt" style:text-underline-style="none" fo:font-weight="bold" style:font-size-asian="11.5pt" style:font-weight-asian="bold" style:font-weight-complex="bold"/>
    </style:style>
    <style:style style:name="T17" style:family="text">
      <style:text-properties style:text-line-through-style="none" style:text-line-through-type="none" fo:font-size="11.5pt" style:text-underline-style="none" fo:font-weight="normal" style:font-size-asian="11.5pt" style:font-weight-asian="normal" style:font-weight-complex="normal"/>
    </style:style>
    <style:style style:name="T18" style:family="text">
      <style:text-properties style:text-line-through-style="none" style:text-line-through-type="none" fo:font-size="13pt" style:text-underline-style="none" fo:font-weight="normal" officeooo:rsid="0013fce0" style:font-size-asian="13pt" style:font-weight-asian="normal" style:font-size-complex="13pt" style:font-weight-complex="normal"/>
    </style:style>
    <style:style style:name="T19" style:family="text">
      <style:text-properties style:text-line-through-style="none" style:text-line-through-type="none" fo:font-size="13pt" style:text-underline-style="none" fo:font-weight="normal" officeooo:rsid="00234c11" style:font-size-asian="13pt" style:font-weight-asian="normal" style:font-size-complex="13pt" style:font-weight-complex="normal"/>
    </style:style>
    <style:style style:name="T20" style:family="text">
      <style:text-properties officeooo:rsid="00234c1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officeooo:rsid="00234c11" style:font-weight-asian="bold" style:font-weight-complex="bold"/>
    </style:style>
    <style:style style:name="T24" style:family="text">
      <style:text-properties officeooo:rsid="00245145"/>
    </style:style>
    <style:style style:name="T25" style:family="text">
      <style:text-properties officeooo:rsid="0010fae1" style:font-weight-complex="bold"/>
    </style:style>
    <style:style style:name="T26" style:family="text">
      <style:text-properties officeooo:rsid="0019e04f" style:font-weight-complex="bold"/>
    </style:style>
    <style:style style:name="T27" style:family="text">
      <style:text-properties officeooo:rsid="001218a0" style:font-weight-complex="bold"/>
    </style:style>
    <style:style style:name="T28" style:family="text">
      <style:text-properties officeooo:rsid="001c50ca" style:font-weight-complex="bold"/>
    </style:style>
    <style:style style:name="T29" style:family="text">
      <style:text-properties officeooo:rsid="0013fce0"/>
    </style:style>
    <style:style style:name="T30" style:family="text">
      <style:text-properties officeooo:rsid="001c50ca"/>
    </style:style>
    <style:style style:name="T31" style:family="text">
      <style:text-properties fo:color="#ff0000" loext:opacity="100%"/>
    </style:style>
    <style:style style:name="T32" style:family="text">
      <style:text-properties fo:color="#ff0000" loext:opacity="100%" officeooo:rsid="0013fce0"/>
    </style:style>
    <style:style style:name="T33" style:family="text">
      <style:text-properties fo:color="#ff0000" loext:opacity="100%" officeooo:rsid="00156b19"/>
    </style:style>
    <style:style style:name="T34" style:family="text">
      <style:text-properties officeooo:rsid="001ddec6"/>
    </style:style>
    <style:style style:name="T35" style:family="text">
      <style:text-properties fo:font-weight="normal" officeooo:rsid="00156b19" style:font-weight-asian="normal"/>
    </style:style>
    <style:style style:name="T36" style:family="text">
      <style:text-properties fo:font-weight="normal" officeooo:rsid="001c50ca" style:font-weight-asian="normal"/>
    </style:style>
    <style:style style:name="T37" style:family="text">
      <style:text-properties style:text-line-through-style="none" style:text-line-through-type="none" style:text-underline-style="none" fo:font-weight="normal" officeooo:rsid="0017fb90" style:font-weight-asian="normal" style:font-weight-complex="normal"/>
    </style:style>
    <style:style style:name="T38" style:family="text">
      <style:text-properties style:font-weight-complex="bold"/>
    </style:style>
    <style:style style:name="T39" style:family="text">
      <style:text-properties officeooo:rsid="001ddec6" style:font-weight-complex="bold"/>
    </style:style>
    <style:style style:name="T40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41" style:family="text">
      <style:text-properties style:text-underline-style="solid" style:text-underline-type="double" style:text-underline-width="auto" style:text-underline-color="font-color"/>
    </style:style>
    <style:style style:name="T42" style:family="text">
      <style:text-properties style:text-underline-style="dotted" style:text-underline-width="auto" style:text-underline-color="font-color"/>
    </style:style>
    <style:style style:name="T43" style:family="text">
      <style:text-properties style:text-underline-style="dotted" style:text-underline-width="auto" style:text-underline-color="font-color" officeooo:rsid="001ddec6"/>
    </style:style>
    <style:style style:name="T44" style:family="text">
      <style:text-properties style:text-underline-style="solid" style:text-underline-type="double" style:text-underline-width="auto" style:text-underline-color="font-color" fo:font-weight="bold" officeooo:rsid="001ddec6" style:font-weight-asian="bold" style:font-weight-complex="bold"/>
    </style:style>
    <style:style style:name="T45" style:family="text">
      <style:text-properties style:text-line-through-style="none" style:text-line-through-type="none" style:text-position="sub 58%" fo:font-size="11.5pt" style:text-underline-style="none" fo:font-weight="normal" style:font-size-asian="11.5pt" style:font-weight-asian="normal"/>
    </style:style>
    <style:style style:name="T46" style:family="text">
      <style:text-properties style:text-position="sub 58%"/>
    </style:style>
    <style:style style:name="T47" style:family="text">
      <style:text-properties officeooo:rsid="001ed7c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Actividad 2.1</text:span></text:p>
      <text:p text:style-name="P2" loext:marker-style-name="T1"><text:span text:style-name="T3">Tema 2: Bases de Datos Relacionales</text:span><text:span text:style-name="T4"/></text:p>
      <text:p text:style-name="P2" loext:marker-style-name="T1"><text:span text:style-name="T3">Base de Datos</text:span><text:span text:style-name="T4"/></text:p>
      <text:p text:style-name="P3" loext:marker-style-name="T1">Cursos 25/26</text:p>
      <text:p text:style-name="P3" loext:marker-style-name="T1"/>
      <text:p text:style-name="P3" loext:marker-style-name="T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id</text:p>
          </table:table-cell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email</text:p>
          </table:table-cell>
          <table:table-cell table:style-name="Tabla1.A1" office:value-type="string">
            <text:p text:style-name="P4">nif</text:p>
          </table:table-cell>
          <table:table-cell table:style-name="Tabla1.A1" office:value-type="string">
            <text:p text:style-name="P4">población</text:p>
          </table:table-cell>
          <table:table-cell table:style-name="Tabla1.F1" office:value-type="string">
            <text:p text:style-name="P4">sector<text:span text:style-name="T5">_id</text:span></text:p>
          </table:table-cell>
        </table:table-row>
        <table:table-row table:style-name="Tabla1.2"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Romero SL</text:p>
          </table:table-cell>
          <table:table-cell table:style-name="Tabla1.A2" office:value-type="string">
            <text:p text:style-name="P6"><text:span text:style-name="T6">romerossl@gmail.com</text:span> </text:p>
          </table:table-cell>
          <table:table-cell table:style-name="Tabla1.A2" office:value-type="string">
            <text:p text:style-name="P6"><text:span text:style-name="T6">B456789694</text:span> </text:p>
          </table:table-cell>
          <table:table-cell table:style-name="Tabla1.A2" office:value-type="string">
            <text:p text:style-name="P5">Valladolid</text:p>
          </table:table-cell>
          <table:table-cell table:style-name="Tabla1.F2" office:value-type="string">
            <text:p text:style-name="P7">1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Ubrisur SL</text:p>
          </table:table-cell>
          <table:table-cell table:style-name="Tabla1.A2" office:value-type="string">
            <text:p text:style-name="P6"><text:span text:style-name="T6">ubrisur@gmail.com</text:span> </text:p>
          </table:table-cell>
          <table:table-cell table:style-name="Tabla1.A2" office:value-type="string">
            <text:p text:style-name="P6"><text:span text:style-name="T6">C123456123</text:span> </text:p>
          </table:table-cell>
          <table:table-cell table:style-name="Tabla1.A2" office:value-type="string">
            <text:p text:style-name="P5">Ubrique</text:p>
          </table:table-cell>
          <table:table-cell table:style-name="Tabla1.F2" office:value-type="string">
            <text:p text:style-name="P7">2</text:p>
          </table:table-cell>
        </table:table-row>
        <table:table-row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Valladería SL</text:p>
          </table:table-cell>
          <table:table-cell table:style-name="Tabla1.A2" office:value-type="string">
            <text:p text:style-name="P6"><text:span text:style-name="T6">valladeria@gmail.com</text:span> </text:p>
          </table:table-cell>
          <table:table-cell table:style-name="Tabla1.A2" office:value-type="string">
            <text:p text:style-name="P6"><text:span text:style-name="T6">R123456987</text:span> </text:p>
          </table:table-cell>
          <table:table-cell table:style-name="Tabla1.A2" office:value-type="string">
            <text:p text:style-name="P5">Villamartín</text:p>
          </table:table-cell>
          <table:table-cell table:style-name="Tabla1.F2" office:value-type="string">
            <text:p text:style-name="P7">3</text:p>
          </table:table-cell>
        </table:table-row>
        <table:table-row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5">Romancero</text:p>
          </table:table-cell>
          <table:table-cell table:style-name="Tabla1.A2" office:value-type="string">
            <text:p text:style-name="P6">romancero@gmail.com </text:p>
          </table:table-cell>
          <table:table-cell table:style-name="Tabla1.A2" office:value-type="string">
            <text:p text:style-name="P6">E123456123 </text:p>
          </table:table-cell>
          <table:table-cell table:style-name="Tabla1.A2" office:value-type="string">
            <text:p text:style-name="P5">Prado del Rey</text:p>
          </table:table-cell>
          <table:table-cell table:style-name="Tabla1.F2" office:value-type="string">
            <text:p text:style-name="P7">1</text:p>
          </table:table-cell>
        </table:table-row>
      </table:table>
      <text:p text:style-name="P8" loext:marker-style-name="T1"/>
      <text:p text:style-name="P9"/>
      <text:p text:style-name="P10" loext:marker-style-name="T7"><text:bookmark text:name="yui_3_18_1_1_1759906718731_126"/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1">id</text:p>
            </table:table-cell>
            <table:table-cell table:style-name="Tabla2.B1" office:value-type="string">
              <text:p text:style-name="P11">nombre</text:p>
            </table:table-cell>
          </table:table-row>
        </table:table-header-rows>
        <table:table-row>
          <table:table-cell table:style-name="Tabla2.A2" office:value-type="string">
            <text:p text:style-name="P12">1</text:p>
          </table:table-cell>
          <table:table-cell table:style-name="Tabla2.B2" office:value-type="string">
            <text:p text:style-name="P12">Madera</text:p>
          </table:table-cell>
        </table:table-row>
        <table:table-row>
          <table:table-cell table:style-name="Tabla2.A2" office:value-type="string">
            <text:p text:style-name="P12">2</text:p>
          </table:table-cell>
          <table:table-cell table:style-name="Tabla2.B2" office:value-type="string">
            <text:p text:style-name="P12">Marroquinería</text:p>
          </table:table-cell>
        </table:table-row>
        <table:table-row>
          <table:table-cell table:style-name="Tabla2.A2" office:value-type="string">
            <text:p text:style-name="P12">3</text:p>
          </table:table-cell>
          <table:table-cell table:style-name="Tabla2.B2" office:value-type="string">
            <text:p text:style-name="P12">Agrícola</text:p>
          </table:table-cell>
        </table:table-row>
        <table:table-row>
          <table:table-cell table:style-name="Tabla2.A5" office:value-type="string">
            <text:p text:style-name="P12">4</text:p>
          </table:table-cell>
          <table:table-cell table:style-name="Tabla2.B5" office:value-type="string">
            <text:p text:style-name="P13">Construcción</text:p>
          </table:table-cell>
        </table:table-row>
      </table:table>
      <text:p text:style-name="P1" loext:marker-style-name="T7"/>
      <text:p text:style-name="P1" loext:marker-style-name="T7"/>
      <text:p text:style-name="P1" loext:marker-style-name="T7">Se pide:</text:p>
      <text:list text:style-name="L1">
        <text:list-item>
          <text:p text:style-name="P14" loext:marker-style-name="T7"><text:bookmark text:name="yui_3_18_1_1_1759906718731_121"/><text:span text:style-name="T8">Definición formal de la relación Sectores (Cabecera y Cuerpo)</text:span></text:p>
        </text:list-item>
        <text:list-item>
          <text:p text:style-name="P15">Clave Candidatas de la Relación Clientes</text:p>
        </text:list-item>
        <text:list-item>
          <text:p text:style-name="P15">Clave Primaria de la Relación Cliente</text:p>
        </text:list-item>
        <text:list-item>
          <text:p text:style-name="P15">Claves Secundarias o Alternativas de la Relación Cliente</text:p>
        </text:list-item>
        <text:list-item>
          <text:p text:style-name="P15">Claves Candidatas de la Relación Sectores (Razona la respuesta)</text:p>
        </text:list-item>
        <text:list-item>
          <text:p text:style-name="P16">Clave Primaria de la Relación Sectores (Razona la respuesta)</text:p>
        </text:list-item>
        <text:list-item>
          <text:p text:style-name="P15">Clave Ajena o Foránea de la relación Clientes (Razona la respuesta)</text:p>
        </text:list-item>
        <text:list-item>
          <text:p text:style-name="P15">Añade a la relación Cliente dos tuplas válidas y asignar valores</text:p>
        </text:list-item>
        <text:list-item>
          <text:p text:style-name="P15">Intenta añadir a la relación Cliente una tupla no válida. Razona tu respuesta</text:p>
        </text:list-item>
        <text:list-item>
          <text:p text:style-name="P17"><text:span text:style-name="T9">Añade a la relación Sectores una tupla válida.</text:span></text:p>
        </text:list-item>
        <text:list-item>
          <text:p text:style-name="P18"><text:span text:style-name="T9">Muestra el esquema relacional de la base de datos</text:span></text:p>
        </text:list-item>
      </text:list>
      <text:p text:style-name="P1"><text:soft-page-break/></text:p>
      <text:p text:style-name="P19" loext:marker-style-name="T1"><text:span text:style-name="T2">Ejercicio 1. Relación formal </text:span><text:span text:style-name="T10">Sectores</text:span></text:p>
      <text:p text:style-name="P20" loext:marker-style-name="T1"/>
      <text:p text:style-name="P21" loext:marker-style-name="T1">Cabecera<text:span text:style-name="T11"/></text:p>
      <text:p text:style-name="P20" loext:marker-style-name="T1"/>
      <text:p text:style-name="P20" loext:marker-style-name="T1"><text:span text:style-name="T12">SECTORES</text:span> {(id:id_d), (nombre:nombre_d<text:span text:style-name="T12">)</text:span>} </text:p>
      <text:p text:style-name="P20" loext:marker-style-name="T1"/>
      <text:p text:style-name="P20" loext:marker-style-name="T1"/>
      <text:p text:style-name="P21" loext:marker-style-name="T1">Cuerpo<text:span text:style-name="T11"/></text:p>
      <text:p text:style-name="P20" loext:marker-style-name="T1"/>
      <text:p text:style-name="P22" loext:marker-style-name="T1"><text:span text:style-name="T4">{(id:1), (nombre:”</text:span><text:span text:style-name="T13">Madera</text:span><text:span text:style-name="T4">”)</text:span><text:span text:style-name="T13">}</text:span></text:p>
      <text:p text:style-name="P23" loext:marker-style-name="T1"/>
      <text:p text:style-name="P22" loext:marker-style-name="T1"><text:span text:style-name="T4">{(id:2), (nombre:”</text:span><text:span text:style-name="T13">Marroquinería</text:span><text:span text:style-name="T4">”)}</text:span></text:p>
      <text:p text:style-name="P20" loext:marker-style-name="T1"/>
      <text:p text:style-name="P24" loext:marker-style-name="T1"><text:span text:style-name="T4">{(id:3), (nombre:”</text:span><text:span text:style-name="T13">Agrícola</text:span><text:span text:style-name="T4">”)}</text:span></text:p>
      <text:p text:style-name="P25" loext:marker-style-name="T1"/>
      <text:p text:style-name="P26" loext:marker-style-name="T1"><text:span text:style-name="T14">{(id:4), (nombre:”</text:span><text:span text:style-name="T15">Construcción</text:span><text:span text:style-name="T14">”)}</text:span></text:p>
      <text:p text:style-name="P25" loext:marker-style-name="T1"/>
      <text:p text:style-name="P27" loext:marker-style-name="T16"/>
      <text:p text:style-name="P27" loext:marker-style-name="T16">Ejercicio 2. Claves candidatas</text:p>
      <text:p text:style-name="P27" loext:marker-style-name="T16"/>
      <text:p text:style-name="P28" loext:marker-style-name="T17"><text:span text:style-name="T18">-</text:span><text:span text:style-name="T19">id: </text:span>valores de id identifican unívocamente a cada tupla de la relación, los valores no se repiten. Cada cliente tiene un id distinto. </text:p>
      <text:p text:style-name="P29" loext:marker-style-name="T17"/>
      <text:p text:style-name="P28" loext:marker-style-name="T17"><text:span text:style-name="T18">-</text:span><text:span text:style-name="T19">nif: </text:span>valores de <text:span text:style-name="T20">nif</text:span> identifican unívocamente a cada tupla de la relación, los valores no se repiten. Cada cliente tiene un <text:span text:style-name="T20">nif</text:span> distinto. </text:p>
      <text:p text:style-name="P29" loext:marker-style-name="T17"/>
      <text:p text:style-name="P28" loext:marker-style-name="T17"><text:span text:style-name="T18">-</text:span><text:span text:style-name="T19">email: </text:span>valores de <text:span text:style-name="T20">email</text:span> identifican unívocamente a cada tupla de la relación, los valores no se repiten. Cada cliente tiene un <text:span text:style-name="T20">email</text:span> distinto. </text:p>
      <text:p text:style-name="P27" loext:marker-style-name="T16"/>
      <text:p text:style-name="P27" loext:marker-style-name="T16"/>
      <text:p text:style-name="P27" loext:marker-style-name="T16">Ejercicio 3. Clave primaria</text:p>
      <text:p text:style-name="P27" loext:marker-style-name="T16"/>
      <text:p text:style-name="P28" loext:marker-style-name="T17"><text:span text:style-name="T18">-</text:span><text:span text:style-name="T19">id: </text:span>valor numérico, de menor tamaño que un string y es el adecuado para elegir como clave primaria. Mejora el rendimiento de los SGBDR. <text:span text:style-name="T21">PRIMARY KEY</text:span>. </text:p>
      <text:p text:style-name="P27" loext:marker-style-name="T16"/>
      <text:p text:style-name="P27" loext:marker-style-name="T16"/>
      <text:p text:style-name="P27" loext:marker-style-name="T16">Ejercicio 4. Claves secundarias</text:p>
      <text:p text:style-name="P27" loext:marker-style-name="T16"/>
      <text:p text:style-name="P29" loext:marker-style-name="T17">-<text:span text:style-name="T20">nif</text:span></text:p>
      <text:p text:style-name="P29" loext:marker-style-name="T17"/>
      <text:p text:style-name="P29" loext:marker-style-name="T17">-<text:span text:style-name="T20">email</text:span></text:p>
      <text:p text:style-name="P30" loext:marker-style-name="T16"/>
      <text:p text:style-name="P31" loext:marker-style-name="T16"><text:span text:style-name="T22">He seleccionado id compo PRIMARY KEY, por lo tanto nif y email pasan a ser claves secundarias.</text:span> UNIQUE. </text:p>
      <text:p text:style-name="P31" loext:marker-style-name="T16"><text:soft-page-break/></text:p>
      <text:p text:style-name="P31" loext:marker-style-name="T16"/>
      <text:p text:style-name="P31" loext:marker-style-name="T16">Ejercicio 5. Claves candidatas sectores</text:p>
      <text:p text:style-name="P31" loext:marker-style-name="T16"/>
      <text:p text:style-name="P32" loext:marker-style-name="T17">-<text:span text:style-name="T20">id: valores de id identifican unívocamente a cada tupla de la relación, los valores no se repiten. Cada cliente tiene un id distinto.</text:span></text:p>
      <text:p text:style-name="P30" loext:marker-style-name="T17"/>
      <text:p text:style-name="P31" loext:marker-style-name="T16"/>
      <text:p text:style-name="P31" loext:marker-style-name="T16">Ejercicio 6. Clave primaria sectores</text:p>
      <text:p text:style-name="P31" loext:marker-style-name="T16"/>
      <text:p text:style-name="P30" loext:marker-style-name="T17">-<text:span text:style-name="T20">id: es la única candidata de la relación por lo tanto no puede serlo otra. </text:span><text:span text:style-name="T23">PRIMARY KEY</text:span><text:span text:style-name="T20">.</text:span></text:p>
      <text:p text:style-name="P27" loext:marker-style-name="T16"/>
      <text:p text:style-name="P31" loext:marker-style-name="T16">Ejercicio 7. Clave ajena clientes</text:p>
      <text:p text:style-name="P27" loext:marker-style-name="T16"/>
      <text:p text:style-name="P33" loext:marker-style-name="T17">-<text:span text:style-name="T24">sector_id: hace referencia a la clave primaria de la relación sectores, cumple con las características de la claves ajenas.</text:span></text:p>
      <text:p text:style-name="P27" loext:marker-style-name="T16"/>
      <text:p text:style-name="P27" loext:marker-style-name="T16"/>
      <text:p text:style-name="P34" loext:marker-style-name="T16"><text:span text:style-name="T25">Ejercicio </text:span><text:span text:style-name="T26">8</text:span><text:span text:style-name="T25">. </text:span><text:span text:style-name="T26">Dos t</text:span><text:span text:style-name="T27">upla</text:span><text:span text:style-name="T26">s</text:span><text:span text:style-name="T27"> válida</text:span><text:span text:style-name="T26">s </text:span><text:span text:style-name="T28">clientes</text:span></text:p>
      <text:p text:style-name="P27" loext:marker-style-name="T16"/>
      <text:p text:style-name="P35" loext:marker-style-name="T17">-<text:span text:style-name="T20">1</text:span></text:p>
      <text:p text:style-name="P35" loext:marker-style-name="T17"><text:span text:style-name="T29">{</text:span>(<text:span text:style-name="T29">id:</text:span>5<text:span text:style-name="T29">)</text:span>, <text:span text:style-name="T29">(nombre:”</text:span>Textiles Jerez SL”<text:span text:style-name="T29">)</text:span>, <text:span text:style-name="T29">(email:”</text:span>textilesjerez@gmail.com”<text:span text:style-name="T29">)</text:span>, <text:span text:style-name="T29">(nif:”</text:span>Z987654321”<text:span text:style-name="T29">)</text:span>, <text:span text:style-name="T29">(población:”</text:span>Jerez”<text:span text:style-name="T29">)</text:span>, <text:span text:style-name="T29">(sector</text:span><text:span text:style-name="T30">_id</text:span><text:span text:style-name="T29">:”</text:span><text:span text:style-name="T24">2</text:span><text:span text:style-name="T29">”</text:span>)<text:span text:style-name="T29">}</text:span></text:p>
      <text:p text:style-name="P36" loext:marker-style-name="T17"/>
      <text:p text:style-name="P35" loext:marker-style-name="T17">-<text:span text:style-name="T20">2</text:span></text:p>
      <text:p text:style-name="P35" loext:marker-style-name="T17"><text:span text:style-name="T29">{</text:span>(<text:span text:style-name="T29">id:</text:span><text:span text:style-name="T30">6</text:span><text:span text:style-name="T29">)</text:span>, <text:span text:style-name="T29">(nombre:”</text:span><text:span text:style-name="T30">Jimenéz</text:span> SL”<text:span text:style-name="T29">)</text:span>, <text:span text:style-name="T29">(email:”</text:span><text:span text:style-name="T30">jimenézsl</text:span>@gmail.com”<text:span text:style-name="T29">)</text:span>, <text:span text:style-name="T29">(nif:”</text:span><text:span text:style-name="T30">P</text:span>98<text:span text:style-name="T30">6</text:span>654<text:span text:style-name="T30">4</text:span>21”<text:span text:style-name="T29">)</text:span>, <text:span text:style-name="T29">(población:”</text:span><text:span text:style-name="T30">El Bosque</text:span>”<text:span text:style-name="T29">)</text:span>, <text:span text:style-name="T29">(sector</text:span><text:span text:style-name="T30">_id</text:span><text:span text:style-name="T29">:”</text:span><text:span text:style-name="T24">3</text:span><text:span text:style-name="T29">”</text:span>)<text:span text:style-name="T29">}</text:span></text:p>
      <text:p text:style-name="P35" loext:marker-style-name="T17"/>
      <text:p text:style-name="P37" loext:marker-style-name="T16"/>
      <text:p text:style-name="P38" loext:marker-style-name="T16"><text:span text:style-name="T27">Ejercicio </text:span><text:span text:style-name="T26">9</text:span><text:span text:style-name="T27">. </text:span><text:span text:style-name="T26">T</text:span><text:span text:style-name="T27">upla no válida </text:span><text:span text:style-name="T28">clientes</text:span></text:p>
      <text:p text:style-name="P39" loext:marker-style-name="T17"/>
      <text:p text:style-name="P35" loext:marker-style-name="T17"><text:span text:style-name="T29">{</text:span><text:span text:style-name="T31">(</text:span><text:span text:style-name="T32">id:</text:span><text:span text:style-name="T33">3</text:span><text:span text:style-name="T32">)</text:span>, <text:span text:style-name="T29">(nombre:”</text:span>Textiles Jerez SL”<text:span text:style-name="T29">)</text:span>, <text:span text:style-name="T29">(email:”</text:span>textilesjerez@gmail.com”<text:span text:style-name="T29">)</text:span>, <text:span text:style-name="T29">(nif:”</text:span>Z987654321”<text:span text:style-name="T29">)</text:span>, <text:span text:style-name="T29">(población:”</text:span>Jerez”<text:span text:style-name="T29">)</text:span>, <text:span text:style-name="T29">(sector</text:span><text:span text:style-name="T30">_id</text:span><text:span text:style-name="T29">:”</text:span><text:span text:style-name="T24">1</text:span><text:span text:style-name="T29">”</text:span>)<text:span text:style-name="T29">}</text:span></text:p>
      <text:p text:style-name="P39" loext:marker-style-name="T17"><text:s/></text:p>
      <text:p text:style-name="P40" loext:marker-style-name="T17">Ya que el id esta repetido y coincide con el cliente de la tupla número 3.</text:p>
      <text:p text:style-name="P40" loext:marker-style-name="T17"/>
      <text:p text:style-name="P37" loext:marker-style-name="T16"/>
      <text:p text:style-name="P37" loext:marker-style-name="T16">Ejercicio <text:span text:style-name="T30">10</text:span>. <text:span text:style-name="T30">Tupla</text:span> válid<text:span text:style-name="T34">a</text:span> <text:span text:style-name="T30">sectore</text:span><text:span text:style-name="T24">s</text:span></text:p>
      <text:p text:style-name="P41" loext:marker-style-name="T1"><text:span text:style-name="T35"/></text:p>
      <text:p text:style-name="P42" loext:marker-style-name="T1"><text:span text:style-name="T14">{(id:</text:span><text:span text:style-name="T36">5</text:span><text:span text:style-name="T14">), (nombre:”</text:span><text:span text:style-name="T36">Metalurgia</text:span><text:span text:style-name="T14">”)}</text:span><text:span text:style-name="T37"> </text:span></text:p>
      <text:p text:style-name="P37" loext:marker-style-name="T16"/>
      <text:p text:style-name="P43" loext:marker-style-name="T17"><text:soft-page-break/>Cumple con la estructura de la relación y tiene valores válidos.</text:p>
      <text:p text:style-name="P37" loext:marker-style-name="T16"/>
      <text:p text:style-name="P37" loext:marker-style-name="T16"/>
      <text:p text:style-name="P44" loext:marker-style-name="T16"><text:span text:style-name="T38">Ejercicio </text:span><text:span text:style-name="T39">11</text:span><text:span text:style-name="T38">. Esquema relacional</text:span></text:p>
      <text:p text:style-name="P45" loext:marker-style-name="T1"/>
      <text:p text:style-name="P45" loext:marker-style-name="T1">CLIENTES(<text:span text:style-name="T23">#</text:span><text:span text:style-name="T40">id</text:span>, nombre, <text:span text:style-name="T41">email</text:span>, <text:span text:style-name="T41">nif</text:span>, poblacion, <text:span text:style-name="T42">sector</text:span><text:span text:style-name="T43">_id</text:span><text:span text:style-name="T34">)</text:span> </text:p>
      <text:p text:style-name="P45" loext:marker-style-name="T1"/>
      <text:p text:style-name="P45" loext:marker-style-name="T1"/>
      <text:p text:style-name="P46" loext:marker-style-name="T17">SECTORES(<text:span text:style-name="T23">#</text:span><text:span text:style-name="T40">sector</text:span><text:span text:style-name="T44">_id</text:span>, <text:span text:style-name="T34">nombre)</text:span></text:p>
      <text:p text:style-name="P45" loext:marker-style-name="T1"/>
      <text:p text:style-name="P47" loext:marker-style-name="T45"><text:s text:c="15"/></text:p>
      <text:p text:style-name="P48" loext:marker-style-name="T45"><text:span text:style-name="T46"><text:s text:c="12"/>sector_id</text:span></text:p>
      <text:p text:style-name="P49" loext:marker-style-name="T1">CLIENTES -----&gt; <text:span text:style-name="T47">SECTOR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ourier New1" fo:font-family="'Courier New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0:27:00</meta:creation-date>
    <dc:date>2025-10-08T10:29:35.637738300</dc:date>
    <meta:editing-duration>PT39M39S</meta:editing-duration>
    <meta:editing-cycles>8</meta:editing-cycles>
    <meta:generator>LibreOffice/25.8.1.1$Windows_X86_64 LibreOffice_project/54047653041915e595ad4e45cccea684809c77b5</meta:generator>
    <meta:document-statistic meta:table-count="2" meta:image-count="0" meta:object-count="0" meta:page-count="4" meta:paragraph-count="98" meta:word-count="478" meta:character-count="3308" meta:non-whitespace-character-count="2894"/>
  </office:meta>
</office:document-meta>
</file>